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Standard" style:list-style-name="L9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лан разработки на неделю 03.03 – 10.03</text:h>
      <text:h text:style-name="Heading_20_2" text:outline-level="2">Работы на эту неделю:</text:h>
      <text:h text:style-name="Heading_20_3" text:outline-level="3">суббота 03.03 </text:h>
      <text:list text:style-name="L1">
        <text:list-item>
          <text:p text:style-name="P1">Планы разработки на неделю и долгосрочный</text:p>
        </text:list-item>
        <text:list-item>
          <text:p text:style-name="P1">Диаграммер для подмножества диаграммы, подмножество – простые элементы, без условий и групп, без украшательств для дуг и вершин</text:p>
        </text:list-item>
      </text:list>
      <text:h text:style-name="Heading_20_3" text:outline-level="3">воскресенье 04.03</text:h>
      <text:list text:style-name="L2">
        <text:list-item>
          <text:p text:style-name="P2">Небольшая доделка диаграммера</text:p>
        </text:list-item>
      </text:list>
      <text:list text:style-name="L3">
        <text:list-item>
          <text:p text:style-name="P3">Анализ механизма сериализации; план реализации сериализации (ДОМ)</text:p>
        </text:list-item>
        <text:list-item>
          <text:p text:style-name="P3">Новая версия текста диплома</text:p>
        </text:list-item>
      </text:list>
      <text:h text:style-name="Heading_20_3" text:outline-level="3" text:is-list-header="true">понедельник 05.03</text:h>
      <text:list text:style-name="L4">
        <text:list-item>
          <text:p text:style-name="P4">Улучшение соответствия визуального представления определённому в документации DRL</text:p>
        </text:list-item>
        <text:list-item>
          <text:p text:style-name="P4">Интеграция с Домом</text:p>
        </text:list-item>
        <text:list-item>
          <text:p text:style-name="P4">Доработка модели для изображения условий</text:p>
        </text:list-item>
      </text:list>
      <text:h text:style-name="Heading_20_3" text:outline-level="3">вторник 06.03</text:h>
      <text:list text:style-name="L5">
        <text:list-item>
          <text:p text:style-name="P5">Работа на д текстом, с учётом замечаний</text:p>
        </text:list-item>
      </text:list>
      <text:h text:style-name="Heading_20_3" text:outline-level="3" text:is-list-header="true">среда 07.03</text:h>
      <text:list text:style-name="L6">
        <text:list-item>
          <text:p text:style-name="P6">Анализ способа реализации диаграммы продукта</text:p>
        </text:list-item>
      </text:list>
      <text:h text:style-name="Heading_20_2" text:outline-level="2" text:is-list-header="true">четверг 08.03</text:h>
      <text:p text:style-name="Text_20_body">(meeting?; празднование Дня, работы по диплому затруднены)</text:p>
      <text:list text:style-name="L7">
        <text:list-item>
          <text:p text:style-name="P7">Работа над диаграммой продукта</text:p>
        </text:list-item>
      </text:list>
      <text:h text:style-name="Heading_20_3" text:outline-level="3">пятница 09.03</text:h>
      <text:list text:style-name="L8">
        <text:list-item>
          <text:p text:style-name="P8">Зачистка багов по направлениям интеграции с Домом и модели</text:p>
        </text:list-item>
      </text:list>
      <text:h text:style-name="Heading_20_2" text:outline-level="2">Все работы:</text:h>
      <text:list text:style-name="L9">
        <text:list-item>
          <text:p text:style-name="P9">написание текста диплома</text:p>
        </text:list-item>
        <text:list-item>
          <text:p text:style-name="P9">работа над диаграммой семейства:</text:p>
          <text:list>
            <text:list-item>
              <text:p text:style-name="P9">загрузка/сохранение</text:p>
            </text:list-item>
            <text:list-item>
              <text:p text:style-name="P9">соответствие нотации</text:p>
            </text:list-item>
            <text:list-item>
              <text:p text:style-name="P9">редактирование</text:p>
            </text:list-item>
            <text:list-item>
              <text:p text:style-name="P9">навигация в редактор Кота</text:p>
            </text:list-item>
            <text:list-item>
              <text:p text:style-name="P9">валидация диаграммы</text:p>
            </text:list-item>
            <text:list-item>
              <text:p text:style-name="P9">реализация частичного синтаксиса</text:p>
            </text:list-item>
            <text:list-item>
              <text:p text:style-name="P9">реализация полностью</text:p>
            </text:list-item>
            <text:list-item>
              <text:p text:style-name="P9">добавление fine-grained конструкций</text:p>
            </text:list-item>
          </text:list>
        </text:list-item>
        <text:list-item>
          <text:p text:style-name="P9">работа над диаграммой продукта:</text:p>
          <text:list>
            <text:list-item>
              <text:p text:style-name="P9">модификация – выбор элементов по диаграмме семейства</text:p>
            </text:list-item>
            <text:list-item>
              <text:p text:style-name="P9">загрузка/сохранение</text:p>
            </text:list-item>
            <text:list-item>
              <text:p text:style-name="P9">валидация</text:p>
            </text:list-item>
          </text:list>
        </text:list-item>
        <text:list-item>
          <text:p text:style-name="P9">диаграммы – семейства, продукта, линейка</text:p>
        </text:list-item>
        <text:list-item>
          <text:p text:style-name="P9">организация редактирования с помощью редактора EMF или модифицировать Layout Manager в граф редакторе</text:p>
        </text:list-item>
        <text:list-item>
          <text:p text:style-name="P9">round-trip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Alexey Semenov</meta:initial-creator>
    <meta:creation-date>2007-03-03T19:41:05</meta:creation-date>
    <dc:creator>Alexey Semenov</dc:creator>
    <dc:date>2007-03-03T22:30:47</dc:date>
    <dc:language>ru-RU</dc:language>
    <meta:editing-cycles>8</meta:editing-cycles>
    <meta:editing-duration>PT1H38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170" meta:character-count="1328"/>
  </office:meta>
</office:document-meta>
</file>